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0.3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331.4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.freeop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office:value-type="string" calcext:value-type="string">
            <text:p>http://www.mt-archive.info/10/FreeRBMT-2012-introductio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w machine translation—getting blood from a stone</text:p>
          </table:table-cell>
          <table:table-cell office:value-type="string" calcext:value-type="string">
            <text:p>Martin Kay</text:p>
          </table:table-cell>
          <table:table-cell office:value-type="string" calcext:value-type="string">
            <text:p>http://www.mt-archive.info/10/FreeRBMT-2012-Kay-ab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DE for the Grammatical Framework</text:p>
          </table:table-cell>
          <table:table-cell office:value-type="string" calcext:value-type="string">
            <text:p>John J.Camilleri</text:p>
          </table:table-cell>
          <table:table-cell office:value-type="string" calcext:value-type="string">
            <text:p>http://www.mt-archive.info/10/FreeRBMT-2012-Camilleri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luating North Sámi to Norwegian assimilation RBMT</text:p>
          </table:table-cell>
          <table:table-cell office:value-type="string" calcext:value-type="string">
            <text:p>Trond Trosterud and Kevin Brubeck Unhammer</text:p>
          </table:table-cell>
          <table:table-cell office:value-type="string" calcext:value-type="string">
            <text:p>http://www.mt-archive.info/10/FreeRBMT-2012-Trosterud.pd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hoosing the correct paradigm for unknown words in rule-based machine translation systems</text:p>
          </table:table-cell>
          <table:table-cell office:value-type="string" calcext:value-type="string">
            <text:p>V.M.Sánchez-Cartagena and M.Esplà-Gomis and F.Sánchez-Martínez and J.A.Pérez-Ortiz</text:p>
          </table:table-cell>
          <table:table-cell office:value-type="string" calcext:value-type="string">
            <text:p>http://www.mt-archive.info/10/FreeRBMT-2012-Sanchez-Cartagena-1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n open-source toolkit for integrating shallow-transfer rules into phrase-based statistical machine translation</text:p>
          </table:table-cell>
          <table:table-cell office:value-type="string" calcext:value-type="string">
            <text:p>V.M.Sánchez-Cartagena and F.Sánchez-Martínez and J.A.Pérez-Ortiz</text:p>
          </table:table-cell>
          <table:table-cell office:value-type="string" calcext:value-type="string">
            <text:p>http://www.mt-archive.info/10/FreeRBMT-2012-Sanchez-Cartagena-2.pdf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 rule-based machine translation system from Serbo-Croatian to Macedonian</text:p>
          </table:table-cell>
          <table:table-cell office:value-type="string" calcext:value-type="string">
            <text:p>Hrvoje Peradin and Francis Tyers</text:p>
          </table:table-cell>
          <table:table-cell office:value-type="string" calcext:value-type="string">
            <text:p>http://www.mt-archive.info/10/FreeRBMT-2012-Peradin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Deep evaluation of hybrid architectures: use of different metrics in MERT weight optimization</text:p>
          </table:table-cell>
          <table:table-cell office:value-type="string" calcext:value-type="string">
            <text:p>Cristina España-Bonet and Gorka Labaka and Arantza Díaz de Ilarranza and Lluís Màrquez and Kepa Sarasola</text:p>
          </table:table-cell>
          <table:table-cell office:value-type="string" calcext:value-type="string">
            <text:p>http://www.mt-archive.info/10/FreeRBMT-2012-Espana-Bonet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5:18:19.0025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5:16:07.313305871</dc:date>
    <meta:editing-duration>PT37S</meta:editing-duration>
    <meta:editing-cycles>1</meta:editing-cycles>
    <meta:generator>LibreOffice/6.0.7.3$Linux_X86_64 LibreOffice_project/00m0$Build-3</meta:generator>
    <meta:document-statistic meta:table-count="1" meta:cell-count="36" meta:object-count="0"/>
  </office:meta>
</office:document-meta>
</file>